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style:font-face style:name="Times New Roman" svg:font-family="Times New Roman"/>
  </office:font-face-decls>
  <office:automatic-styles>
    <style:style style:name="P1" style:family="paragraph" style:parent-style-name="Standard">
      <style:paragraph-properties fo:margin-left="0.4925in" fo:text-align="justify" fo:text-indent="-0.5000in">
        <style:tab-stops>
          <style:tab-stop style:position="-0.3472in"/>
          <style:tab-stop style:position="0.0000in"/>
        </style:tab-stops>
      </style:paragraph-properties>
      <style:text-properties style:font-name="Times" fo:font-size="12.0pt" fo:color="#262626"/>
    </style:style>
    <style:style style:name="P2" style:family="paragraph" style:parent-style-name="Standard">
      <style:paragraph-properties fo:margin-left="0.4925in" fo:text-align="justify" fo:text-indent="-0.5000in">
        <style:tab-stops>
          <style:tab-stop style:position="-0.3472in"/>
          <style:tab-stop style:position="0.0000in"/>
        </style:tab-stops>
      </style:paragraph-properties>
      <style:text-properties style:font-name="Times" fo:font-size="18.0pt" fo:color="#262626"/>
    </style:style>
    <style:style style:name="P3" style:family="paragraph" style:parent-style-name="Standard">
      <style:paragraph-properties fo:margin-left="0.4925in" fo:text-align="justify" fo:text-indent="-0.5000in">
        <style:tab-stops>
          <style:tab-stop style:position="-0.3472in"/>
          <style:tab-stop style:position="0.0000in"/>
        </style:tab-stops>
      </style:paragraph-properties>
      <style:text-properties style:font-name="Times" fo:font-size="22.0pt" fo:color="#262626"/>
    </style:style>
    <style:style style:name="P4" style:family="paragraph" style:parent-style-name="Standard">
      <style:paragraph-properties fo:margin-left="0.5000in" fo:text-align="justify" fo:text-indent="-0.5000in">
        <style:tab-stops>
          <style:tab-stop style:position="0.1528in"/>
          <style:tab-stop style:position="0.5000in"/>
        </style:tab-stops>
      </style:paragraph-properties>
      <style:text-properties style:font-name="Times" fo:font-size="21.0pt" fo:color="#1a1a1a"/>
    </style:style>
    <style:style style:name="P5" style:family="paragraph" style:parent-style-name="Standard">
      <style:paragraph-properties fo:text-align="justify">
        <style:tab-stops>
          <style:tab-stop style:position="0.3937in"/>
        </style:tab-stops>
      </style:paragraph-properties>
      <style:text-properties style:font-name="Times" fo:font-size="12.0pt" fo:color="#1a1a1a"/>
    </style:style>
    <style:style style:name="P6" style:family="paragraph" style:parent-style-name="Standard">
      <style:paragraph-properties fo:text-align="justify">
        <style:tab-stops>
          <style:tab-stop style:position="0.1528in"/>
          <style:tab-stop style:position="0.5000in"/>
        </style:tab-stops>
      </style:paragraph-properties>
      <style:text-properties style:font-name="Times" fo:font-size="12.0pt" fo:color="#141414"/>
    </style:style>
    <style:style style:name="P7" style:family="paragraph" style:parent-style-name="Standard">
      <style:paragraph-properties fo:text-align="justify" style:line-height-at-least="0.1944in"/>
      <style:text-properties style:font-name="Times" fo:font-size="12.0pt" fo:color="#141414"/>
    </style:style>
    <style:style style:name="P8" style:family="paragraph" style:parent-style-name="Standard">
      <style:paragraph-properties fo:text-align="justify" style:line-height-at-least="0.1944in"/>
      <style:text-properties style:font-name="Times" fo:font-size="12.0pt" fo:color="#000000"/>
    </style:style>
    <style:style style:name="P9" style:family="paragraph" style:parent-style-name="Standard">
      <style:paragraph-properties fo:margin-left="0.0090in" fo:text-align="justify" style:line-height-at-least="0.1944in"/>
      <style:text-properties style:font-name="Times" fo:font-size="12.0pt" fo:color="#1d1d1d"/>
    </style:style>
    <style:style style:name="P10" style:family="paragraph" style:parent-style-name="Standard">
      <style:paragraph-properties fo:text-align="justify" style:line-height-at-least="0.1944in"/>
      <style:text-properties style:font-name="Times" fo:font-size="12.0pt"/>
    </style:style>
    <style:style style:name="P11" style:family="paragraph" style:parent-style-name="Standard">
      <style:paragraph-properties fo:margin-left="0.5000in" fo:text-align="justify" fo:text-indent="-0.5000in" style:line-height-at-least="0.3610in">
        <style:tab-stops>
          <style:tab-stop style:position="-0.3472in"/>
          <style:tab-stop style:position="0.0000in"/>
        </style:tab-stops>
      </style:paragraph-properties>
      <style:text-properties style:font-name="Times" fo:font-size="21.0pt" fo:color="#1d1d1d"/>
    </style:style>
    <style:style style:name="P12" style:family="paragraph" style:parent-style-name="Standard">
      <style:paragraph-properties fo:text-align="justify" style:line-height-at-least="0.1944in"/>
      <style:text-properties style:font-name="Times" fo:font-size="12.0pt" fo:color="#1d1d1d"/>
    </style:style>
    <style:style style:name="P13" style:family="paragraph" style:parent-style-name="Standard">
      <style:paragraph-properties fo:margin-left="0.5000in" fo:text-align="justify" fo:text-indent="-0.5000in" style:line-height-at-least="0.1944in">
        <style:tab-stops>
          <style:tab-stop style:position="0.1528in"/>
          <style:tab-stop style:position="0.5000in"/>
        </style:tab-stops>
      </style:paragraph-properties>
      <style:text-properties style:font-name="Times" fo:font-size="12.0pt" fo:color="#1d1d1d"/>
    </style:style>
    <style:style style:name="P14" style:family="paragraph" style:parent-style-name="Standard">
      <style:paragraph-properties fo:margin-left="0.5000in" fo:text-align="justify" fo:text-indent="-0.5000in" style:line-height-at-least="0.1944in">
        <style:tab-stops>
          <style:tab-stop style:position="0.1528in"/>
          <style:tab-stop style:position="0.5000in"/>
        </style:tab-stops>
      </style:paragraph-properties>
      <style:text-properties style:font-name="Times New Roman" fo:font-size="12.0pt"/>
    </style:style>
    <style:style style:name="P15" style:family="paragraph" style:parent-style-name="Standard">
      <style:paragraph-properties fo:margin-left="0.0520in" fo:text-align="justify" style:line-height-at-least="0.1944in"/>
      <style:text-properties style:font-name="Times" fo:font-size="12.0pt" fo:color="#000000"/>
    </style:style>
    <style:style style:name="P16" style:family="paragraph" style:parent-style-name="Standard">
      <style:paragraph-properties style:line-height-at-least="0.1944in"/>
      <style:text-properties style:font-name="Times" fo:font-size="12.0pt" fo:color="#1d1d1d"/>
    </style:style>
    <style:style style:name="P17" style:family="paragraph" style:parent-style-name="Standard">
      <style:paragraph-properties fo:margin-left="0.5000in" fo:text-indent="-0.5000in" style:line-height-at-least="0.1944in">
        <style:tab-stops>
          <style:tab-stop style:position="0.1528in"/>
          <style:tab-stop style:position="0.5000in"/>
        </style:tab-stops>
      </style:paragraph-properties>
      <style:text-properties style:font-name="Times" fo:font-size="12.0pt" fo:color="#0000e9"/>
    </style:style>
    <style:style style:name="P18" style:family="paragraph" style:parent-style-name="Standard">
      <style:paragraph-properties fo:margin-left="0.5000in" fo:text-align="justify" fo:text-indent="-0.5000in" style:line-height-at-least="0.1944in">
        <style:tab-stops>
          <style:tab-stop style:position="0.1528in"/>
          <style:tab-stop style:position="0.5000in"/>
        </style:tab-stops>
      </style:paragraph-properties>
      <style:text-properties style:font-name="Times" fo:font-size="12.0pt" fo:color="#0000e9"/>
    </style:style>
    <style:style style:name="P19" style:family="paragraph" style:parent-style-name="Standard">
      <style:paragraph-properties fo:text-align="justify" style:line-height-at-least="0.1944in">
        <style:tab-stops>
          <style:tab-stop style:position="-0.3472in"/>
          <style:tab-stop style:position="0.0000in"/>
        </style:tab-stops>
      </style:paragraph-properties>
      <style:text-properties style:font-name="Times" fo:font-size="12.0pt" fo:color="#000000"/>
    </style:style>
    <style:style style:name="P20" style:family="paragraph" style:parent-style-name="Standard">
      <style:paragraph-properties fo:margin-left="0.5000in" fo:text-align="justify" fo:text-indent="-0.5000in" style:line-height-at-least="0.3610in">
        <style:tab-stops>
          <style:tab-stop style:position="0.1528in"/>
          <style:tab-stop style:position="0.5000in"/>
        </style:tab-stops>
      </style:paragraph-properties>
      <style:text-properties style:font-name="Times" fo:font-size="21.0pt" fo:color="#1d1d1d"/>
    </style:style>
    <style:style style:name="P21" style:family="paragraph" style:parent-style-name="Standard">
      <style:paragraph-properties fo:margin-left="0.0009in" fo:text-align="justify" fo:text-indent="-0.0009in">
        <style:tab-stops>
          <style:tab-stop style:position="0.1528in"/>
          <style:tab-stop style:position="0.5000in"/>
        </style:tab-stops>
      </style:paragraph-properties>
      <style:text-properties style:font-name="Times" fo:font-size="12.0pt" fo:color="#1d1d1d"/>
    </style:style>
    <style:style style:name="P22" style:family="paragraph" style:parent-style-name="Standard">
      <style:paragraph-properties fo:text-align="justify" style:line-height-at-least="0.1944in">
        <style:tab-stops>
          <style:tab-stop style:position="-0.3472in"/>
          <style:tab-stop style:position="0.0000in"/>
        </style:tab-stops>
      </style:paragraph-properties>
      <style:text-properties style:font-name="Times New Roman" fo:font-size="12.0pt"/>
    </style:style>
    <style:style style:name="P23" style:family="paragraph" style:parent-style-name="Standard">
      <style:paragraph-properties fo:margin-left="0.5000in" fo:text-align="justify" fo:text-indent="-0.5000in" style:line-height-at-least="0.3610in">
        <style:tab-stops>
          <style:tab-stop style:position="-0.3472in"/>
          <style:tab-stop style:position="0.0000in"/>
        </style:tab-stops>
      </style:paragraph-properties>
      <style:text-properties style:font-name="Times" fo:font-size="12.0pt" fo:color="#000000"/>
    </style:style>
    <style:style style:name="P24" style:family="paragraph" style:parent-style-name="Standard">
      <style:paragraph-properties fo:margin-left="0.5000in" fo:text-align="justify" fo:text-indent="-0.5000in" style:line-height-at-least="0.1944in">
        <style:tab-stops>
          <style:tab-stop style:position="-0.3472in"/>
          <style:tab-stop style:position="0.0000in"/>
        </style:tab-stops>
      </style:paragraph-properties>
      <style:text-properties style:font-name="Times" fo:font-size="12.0pt" fo:color="#1d1d1d"/>
    </style:style>
    <style:style style:name="P25" style:family="paragraph" style:parent-style-name="Standard">
      <style:paragraph-properties fo:margin-left="0.5000in" fo:text-align="justify" fo:text-indent="-0.5000in" style:line-height-at-least="0.1944in">
        <style:tab-stops>
          <style:tab-stop style:position="-0.3472in"/>
          <style:tab-stop style:position="0.0000in"/>
        </style:tab-stops>
      </style:paragraph-properties>
      <style:text-properties style:font-name="Times" fo:font-size="12.0pt"/>
    </style:style>
    <style:style style:name="P26" style:family="paragraph" style:parent-style-name="Standard">
      <style:paragraph-properties fo:margin-left="0.0090in" fo:text-align="justify" fo:text-indent="0.0090in" style:line-height-at-least="0.1944in">
        <style:tab-stops>
          <style:tab-stop style:position="-0.3472in"/>
          <style:tab-stop style:position="0.0000in"/>
        </style:tab-stops>
      </style:paragraph-properties>
      <style:text-properties style:font-name="Times" fo:font-size="12.0pt" fo:color="#1d1d1d"/>
    </style:style>
    <style:style style:name="P27" style:family="paragraph" style:parent-style-name="Standard">
      <style:paragraph-properties fo:text-align="justify">
        <style:tab-stops>
          <style:tab-stop style:position="-0.3472in"/>
          <style:tab-stop style:position="0.0000in"/>
        </style:tab-stops>
      </style:paragraph-properties>
      <style:text-properties style:font-name="Times" fo:font-size="12.0pt" fo:color="#262626"/>
    </style:style>
    <style:style style:name="P28" style:family="paragraph" style:parent-style-name="Standard">
      <style:paragraph-properties fo:text-align="justify">
        <style:tab-stops>
          <style:tab-stop style:position="-0.3472in"/>
          <style:tab-stop style:position="0.0000in"/>
        </style:tab-stops>
      </style:paragraph-properties>
      <style:text-properties style:font-name="Times" fo:font-size="16.0pt" fo:color="#262626"/>
    </style:style>
    <style:style style:name="T1" style:family="text">
      <style:text-properties fo:letter-spacing="0.0000in"/>
    </style:style>
    <style:style style:name="T2" style:family="text">
      <style:text-properties style:text-position="super 100%" fo:letter-spacing="0.0000in"/>
    </style:style>
    <style:style style:name="T3" style:family="text">
      <style:text-properties fo:font-weight="bold" fo:font-weight-asian="bold" fo:font-weight-complex="bold" fo:letter-spacing="0.0000in"/>
    </style:style>
    <style:style style:name="T4" style:family="text">
      <style:text-properties fo:letter-spacing="0.0000in" fo:color="#000000"/>
    </style:style>
    <style:style style:name="T5" style:family="text">
      <style:text-properties fo:font-style="italic" fo:font-style-asian="italic" fo:font-style-complex="italic" fo:letter-spacing="0.0000in"/>
    </style:style>
    <style:style style:name="T6" style:family="text">
      <style:text-properties style:text-underline-style="solid" style:text-underline-color="#0000e9" fo:letter-spacing="0.0000in" fo:color="#0000e9"/>
    </style:style>
    <style:style style:name="T7" style:family="text">
      <style:text-properties style:font-name="Times" fo:color="#1d1d1d"/>
    </style:style>
    <style:style style:name="T8" style:family="text">
      <style:text-properties style:font-name="Times" fo:letter-spacing="0.0000in" fo:color="#1d1d1d"/>
    </style:style>
    <style:style style:name="T9" style:family="text">
      <style:text-properties style:font-name="Times" style:text-underline-style="solid" style:text-underline-color="#0000e9" fo:letter-spacing="0.0000in" fo:color="#0000e9"/>
    </style:style>
    <style:style style:name="T10" style:family="text">
      <style:text-properties style:font-name="Times" fo:letter-spacing="0.0000in" fo:color="#000000"/>
    </style:style>
    <style:style style:name="T11" style:family="text">
      <style:text-properties fo:color="#1d1d1d"/>
    </style:style>
    <style:style style:name="T12" style:family="text">
      <style:text-properties fo:letter-spacing="0.0000in" fo:color="#1d1d1d"/>
    </style:style>
    <style:style style:name="T13" style:family="text">
      <style:text-properties style:text-underline-style="solid" style:text-underline-color="#0000e9" fo:letter-spacing="0.0000in"/>
    </style:style>
    <style:style style:name="T14" style:family="text">
      <style:text-properties style:font-name="Times New Roman" fo:color="#000000"/>
    </style:style>
    <style:style style:name="T15" style:family="text">
      <style:text-properties style:text-underline-style="solid" fo:letter-spacing="0.0000in"/>
    </style:style>
    <style:style style:name="TableColumn1" style:family="table-column">
      <style:table-column-properties style:column-width="3.4625in" style:rel-column-width="32767*"/>
    </style:style>
    <text:list-style style:name="L1">
      <text:list-level-style-number text:level="1" style:num-suffix="." style:num-format="1">
        <style:list-level-properties text:space-before="0.25in" text:min-label-width="0.25in"/>
      </text:list-level-style-number>
    </text:list-style>
    <text:list-style style:name="L2">
      <text:list-level-style-bullet text:level="1" text:bullet-char="•">
        <style:list-level-properties text:space-before="0.25in" text:min-label-width="0.25in"/>
      </text:list-level-style-bullet>
    </text:list-style>
  </office:automatic-styles>
  <office:body>
    <office:text>
      <text:p text:style-name="P1"><text:span text:style-name="T1">CART353</text:span></text:p>
      <text:p text:style-name="P1"><text:span text:style-name="T1">Samuelle Bourgault</text:span></text:p>
      <text:p text:style-name="P1"><text:span text:style-name="T1">January 31</text:span><text:span text:style-name="T2">th</text:span><text:span text:style-name="T1">, 2017</text:span></text:p>
      <text:p text:style-name="P2"><text:span text:style-name="T1"/></text:p>
      <text:p text:style-name="P3"><text:span text:style-name="T3">Research evidence &amp; UML diagram</text:span></text:p>
      <text:p text:style-name="P1"><text:span text:style-name="T1"/></text:p>
      <text:list text:style-name="L1">
        <text:list-item>
          <text:p text:style-name="P4"><text:span text:style-name="T1">1. The Concept</text:span></text:p>
        </text:list-item>
      </text:list>
      <text:p text:style-name="P5"><text:span text:style-name="T1"/></text:p>
      <text:list text:style-name="L1">
        <text:list-item>
          <text:p text:style-name="P6"><text:span text:style-name="T1">This project is a simulation of an abstract computational species populating the environment of a screen. In contrast to biological studies, this experiment doesn’t try to simulate existing population dynamics, it only refers to itself, it is a pure simulation. The species evolves then according to rules that are computer-specific. These rules emphasize the basic concepts of programming such as: inheritance, polymorphism, encapsulation, parent/child relationship, etc. Instead of thinking in terms of mating, fighting, eating, the digital species interacts by connecting, disconnecting, absorbing and rejecting. The interaction between phenotype and genotype as understood in biology is maintained: each organism owns a specific genotype but their phenotype (appearance and behavior) is influenced by its experience through the screen, adding a bit of randomness into the simulation.</text:span><text:span text:style-name="T4"><text:line-break/></text:span></text:p>
        </text:list-item>
      </text:list>
      <text:p text:style-name="P7"><text:span text:style-name="T1">The three principles of Darwin’s evolution are used to develop the project. In first comes the </text:span><text:span text:style-name="T3">heredity</text:span><text:span text:style-name="T1">; the digital organism needs a way to populate the screen with its own genotype. Then a notion of </text:span><text:span text:style-name="T3">variation</text:span><text:span text:style-name="T1"><text:s/>in the traits of the organism is necessary for computational selection to occur. And finally, the </text:span><text:span text:style-name="T3">selection</text:span><text:span text:style-name="T1"><text:s/>happens based on environmental settings. Here the environment depends on the activities of the computer. A vector field will be mapped on different indexes such as the energetic requirement, the network activity, the memory and the disk usage. Digital potential wells will appear on the screen and influence the displacement of the individuals.</text:span></text:p>
      <text:p text:style-name="P8"><text:span text:style-name="T1"/></text:p>
      <text:p text:style-name="P8"><text:span text:style-name="T3">The Goal of the Organism</text:span></text:p>
      <text:p text:style-name="P9"><text:span text:style-name="T1">Like Daniel Shiffmann, in Chapter 6 of </text:span><text:span text:style-name="T5">Nature of Code</text:span><text:span text:style-name="T1">, defines his goal as: “breath[ing] life into the things that move around our Processing windows”, the purpose of the autonomous agents living in the computer screen is to create a superorganism that strives to create connectivity between the individuals, a web of knowledge that contains a genetic diversity. The rules are set to optimize uniqueness among the individuals. They don’t survive either proximity or loneliness, so connections will rather be flexible than dense.</text:span></text:p>
      <text:p text:style-name="P10"/>
      <text:p text:style-name="P8"><text:span text:style-name="T1"/></text:p>
      <text:p text:style-name="P11"><text:span text:style-name="T1">2. The Resources for Code</text:span></text:p>
      <text:p text:style-name="P10"/>
      <text:p text:style-name="P12"><text:span text:style-name="T3">Daniel Shiffmann</text:span><text:span text:style-name="T1">’s </text:span><text:span text:style-name="T5">Nature of Code</text:span><text:span text:style-name="T1"><text:s/>will be of great help in the conceptual structure of this experiment as well as in the code used for a digital ecosystem.</text:span></text:p>
      <text:list text:style-name="L2">
        <text:list-item>
          <text:p text:style-name="P13"><text:span text:style-name="T1">Autonomous agents: Computational paradigm to create the organism</text:span><text:span text:style-name="T4"><text:line-break/></text:span><text:a xlink:type="simple" xlink:href="http://natureofcode.com/book/chapter-6-autonomous-agents/"><text:span text:style-name="T6">http://natureofcode.com/book/chapter-6-autonomous-agents/</text:span></text:a></text:p>
        </text:list-item>
        <text:list-item>
          <text:p text:style-name="P14"><text:span text:style-name="T7"/><text:span text:style-name="T8">Evolution of Code: </text:span><text:a xlink:type="simple" xlink:href="http://natureofcode.com/book/chapter-9-the-evolution-of-code/">http://natureofcode.com/book/chapter-9-the-evolution-of-code</text:a><text:span text:style-name="T9">/</text:span><text:span text:style-name="T10"><text:line-break/></text:span></text:p>
        </text:list-item>
      </text:list>
      <text:p text:style-name="P15"><text:span text:style-name="T1"/></text:p>
      <text:p text:style-name="P16"><text:span text:style-name="T3">Michel Resnict</text:span></text:p>
      <text:list text:style-name="L2">
        <text:list-item>
          <text:p text:style-name="P17"><text:span text:style-name="T11"/><text:span text:style-name="T12">Conceptual ideas on evolution in code </text:span><text:a xlink:type="simple" xlink:href="http://www.uvm.edu/pdodds/files/papers/others/1994/resnick1994b.pdf"><text:span text:style-name="T13">http://www.uvm.edu/pdodds/files/papers/others/1994/resnick1994b.pdf</text:span></text:a></text:p>
        </text:list-item>
        <text:list-item>
          <text:p text:style-name="P18"><text:span text:style-name="T11"/><text:span text:style-name="T12">Exploring the emergence: </text:span><text:a xlink:type="simple" xlink:href="http://www.playfulinvention.com/emergence/contents.html"><text:span text:style-name="T13">http://www.playfulinvention.com/emergence/contents.html</text:span></text:a><text:span text:style-name="T4"><text:line-break/></text:span></text:p>
        </text:list-item>
      </text:list>
      <text:p text:style-name="P19"><text:span text:style-name="T1"/></text:p>
      <text:list text:style-name="L1">
        <text:list-item>
          <text:p text:style-name="P20"><text:span text:style-name="T1">3. The Inspirations in Biology</text:span></text:p>
        </text:list-item>
      </text:list>
      <text:list text:style-name="L1">
        <text:list-item>
          <text:p text:style-name="P21"><text:span text:style-name="T1">Even though this experiment takes some distance with biological lives, the inspirations remain in the living-being sphere. The digital species can be seen as a eukaryotic organism proliferating in agar.</text:span></text:p>
        </text:list-item>
      </text:list>
      <text:list text:style-name="L2">
        <text:list-item>
          <text:p text:style-name="P13"><text:span text:style-name="T1">Bacteria evolution in contact with high dose of antibiotics: </text:span><text:a xlink:type="simple" xlink:href="https://www.youtube.com/watch?v=plVk4NVIUh8"><text:span text:style-name="T14">https://www.youtube.com/watch?v=plVk4NVIUh</text:span></text:a><text:span text:style-name="T6">8</text:span></text:p>
        </text:list-item>
      </text:list>
      <text:list text:style-name="L2">
        <text:list-item>
          <text:p text:style-name="P18"><text:span text:style-name="T11"/><text:span text:style-name="T12">New Growth/Exploration of morphogenesis: </text:span><text:a xlink:type="simple" xlink:href="http://www.creativeapplications.net/c/hybrid-forms-new-growth-exploration-of-morphogenesis-by-andy-lomas/"><text:span text:style-name="T13">http://www.creativeapplications.net/c/hybrid-forms-new-growth-exploration-of-morphogenesis-by-andy-lomas/</text:span></text:a></text:p>
        </text:list-item>
        <text:list-item>
          <text:p text:style-name="P14"><text:span text:style-name="T7"/><text:span text:style-name="T8">Genotype: </text:span><text:a xlink:type="simple" xlink:href="https://en.wikipedia.org/wiki/Genotype">https://en.wikipedia.org/wiki/Genotyp</text:a><text:span text:style-name="T9">e</text:span></text:p>
        </text:list-item>
        <text:list-item>
          <text:p text:style-name="P18"><text:span text:style-name="T11"/><text:span text:style-name="T12">Phenotype: </text:span><text:a xlink:type="simple" xlink:href="https://en.wikipedia.org/wiki/Phenotype"><text:span text:style-name="T13">https://en.wikipedia.org/wiki/Phenotype</text:span></text:a></text:p>
        </text:list-item>
      </text:list>
      <text:p text:style-name="P8"><text:span text:style-name="T1"/></text:p>
      <text:p text:style-name="P11"><text:span text:style-name="T1">4. Similar works by artists</text:span></text:p>
      <text:p text:style-name="P10"/>
      <text:p text:style-name="P12"><text:span text:style-name="T3">Karl Sims</text:span><text:span text:style-name="T1">, for the use of evolution in code</text:span></text:p>
      <text:list text:style-name="L2">
        <text:list-item>
          <text:p text:style-name="P18"><text:span text:style-name="T11"/><text:span text:style-name="T12">Evolved Virtual Creatures: </text:span><text:a xlink:type="simple" xlink:href="https://www.youtube.com/watch?v=JBgG_VSP7f8"><text:span text:style-name="T13">https://www.youtube.com/watch?v=JBgG_VSP7f8</text:span></text:a></text:p>
        </text:list-item>
        <text:list-item>
          <text:p text:style-name="P18"><text:span text:style-name="T11"/><text:span text:style-name="T12">Evolved Virtual Creatures: </text:span><text:a xlink:type="simple" xlink:href="http://www.karlsims.com/evolved-virtual-creatures.html"><text:span text:style-name="T13">http://www.karlsims.com/evolved-virtual-creatures.html</text:span></text:a></text:p>
        </text:list-item>
        <text:list-item>
          <text:p text:style-name="P18"><text:span text:style-name="T11"/><text:span text:style-name="T12">Galapagos: </text:span><text:a xlink:type="simple" xlink:href="http://www.karlsims.com/galapagos/"><text:span text:style-name="T13">http://www.karlsims.com/galapagos/</text:span></text:a></text:p>
        </text:list-item>
      </text:list>
      <text:p text:style-name="P10"/>
      <text:p text:style-name="P12"><text:span text:style-name="T3">John Conway</text:span><text:span text:style-name="T1">, </text:span><text:span text:style-name="T5">the Game of Life, </text:span><text:span text:style-name="T1">for the use of cellular automata, another paradigm in modelling platform that could help me understand the interaction between autonomous agents and their environment</text:span></text:p>
      <text:list text:style-name="L2">
        <text:list-item>
          <text:p text:style-name="P18"><text:a xlink:type="simple" xlink:href="https://www.youtube.com/watch?v=C2vgICfQawE"><text:span text:style-name="T15">https://www.youtube.com/watch?v=C2vgICfQawE</text:span></text:a></text:p>
        </text:list-item>
      </text:list>
      <text:p text:style-name="P22"/>
      <text:p text:style-name="P12"><text:span text:style-name="T3">Michael Noll</text:span><text:span text:style-name="T1">, for the aesthetic of connectivity:</text:span></text:p>
      <text:list text:style-name="L2">
        <text:list-item>
          <text:p text:style-name="P18"><text:a xlink:type="simple" xlink:href="http://dada.compart-bremen.de/item/agent/16"><text:span text:style-name="T15">http://dada.compart-bremen.de/item/agent/16</text:span></text:a><text:span text:style-name="T4"><text:line-break/></text:span></text:p>
        </text:list-item>
      </text:list>
      <text:p text:style-name="P12"><text:span text:style-name="T3">Georg Nees</text:span><text:span text:style-name="T1">, for the aesthetic of connectivity:</text:span></text:p>
      <text:list text:style-name="L2">
        <text:list-item>
          <text:p text:style-name="P18"><text:a xlink:type="simple" xlink:href="http://dada.compart-bremen.de/item/agent/15"><text:span text:style-name="T15">http://dada.compart-bremen.de/item/agent/15</text:span></text:a><text:span text:style-name="T4"><text:line-break/></text:span></text:p>
        </text:list-item>
      </text:list>
      <text:p text:style-name="P12"><text:span text:style-name="T3">Piratefsh</text:span><text:span text:style-name="T1">, for particles’ behavior and connectivity:</text:span></text:p>
      <text:list text:style-name="L2">
        <text:list-item>
          <text:p text:style-name="P18"><text:a xlink:type="simple" xlink:href="https://github.com/piratefsh/generative-art"><text:span text:style-name="T15">https://github.com/piratefsh/generative-art</text:span></text:a></text:p>
        </text:list-item>
      </text:list>
      <text:p text:style-name="P22"/>
      <text:p text:style-name="P12"><text:span text:style-name="T3">Onformative studio</text:span><text:span text:style-name="T1">, for general aesthetic:</text:span></text:p>
      <text:list text:style-name="L2">
        <text:list-item>
          <text:p text:style-name="P18"><text:a xlink:type="simple" xlink:href="http://onformative.com/work/immaterials"><text:span text:style-name="T15">http://onformative.com/work/immaterials</text:span></text:a><text:span text:style-name="T4"><text:line-break/></text:span></text:p>
        </text:list-item>
      </text:list>
      <text:p text:style-name="P11"><text:span text:style-name="T1">5. The scope</text:span></text:p>
      <text:p text:style-name="P23"><text:span text:style-name="T1"/></text:p>
      <text:p text:style-name="P12"><text:span text:style-name="T1">The </text:span><text:span text:style-name="T5">Nature of Code,</text:span><text:span text:style-name="T1"><text:s/>Daniel Shiffmann introduces multiple exercises for the readers but one of them goes on through the whole book. He calls it “The Ecosystem Project” and add elements to it as he teaches a variety of physical concepts to the readers. This experiment will follow partially the structure Shiffmann gives to this exercise keeping the elements that inspire me to create my own digital ecosystem.</text:span></text:p>
      <text:p text:style-name="P10"/>
      <text:p text:style-name="P12"><text:span text:style-name="T3">The Organism</text:span></text:p>
      <text:p text:style-name="P12"><text:span text:style-name="T1">a) The first organism: I will start by creating one type of creature that will have a really basic appearance to focus mostly on the computational work. As minimalist as I can, the creature will acquire a shape using the library Box2D to give a realist aspect of the whole simulation.</text:span></text:p>
      <text:p text:style-name="P12"><text:span text:style-name="T1"/></text:p>
      <text:p text:style-name="P12"><text:span text:style-name="T1">b) The creatures will all have a genotype (DNA) and a phenotype. The latter will behave according to the genotype, a bit of randomness and its interaction with the environment. The organism will reproduce in an asexual way like eukaryotes or bacterias, using DNA replication. This is an aesthetic choice as well as a way to reduce the code. Every organism will have only one parent.</text:span></text:p>
      <text:p text:style-name="P12"><text:span text:style-name="T1"/></text:p>
      <text:p text:style-name="P12"><text:span text:style-name="T1">c) Each instance of organisms will be a “cellular automaton” as theorize by Daniel Shiffmann in the Chapter sharing the same name. This cellular automaton will be influenced by the environment rather than by the addition of predators in the screen. I will not worry about adding a prey/predator relationship.</text:span></text:p>
      <text:p text:style-name="P12"><text:span text:style-name="T1"/></text:p>
      <text:p text:style-name="P12"><text:span text:style-name="T1">d) The main goal for the organisms will be to stay connected. Therefore the “alive” state will depend in the capacity of each individual to connect to each other.</text:span></text:p>
      <text:p text:style-name="P12"><text:span text:style-name="T1"/></text:p>
      <text:p text:style-name="P24"><text:span text:style-name="T1">e) If I have some time left, I will create other species to add diversity and complexity to the interactions.</text:span><text:span text:style-name="T4"><text:line-break/></text:span></text:p>
      <text:p text:style-name="P25"/>
      <text:p text:style-name="P12"><text:span text:style-name="T3">The Environment</text:span></text:p>
      <text:p text:style-name="P12"><text:span text:style-name="T1">a) I will start mapping only the network activity of the computer while running the program. If I have more time, I will increase complexity in adding dependencies of the environment on the CPU activity, the memory and the disk usage.</text:span></text:p>
      <text:p text:style-name="P12"><text:span text:style-name="T1"/></text:p>
      <text:p text:style-name="P12"><text:span text:style-name="T1">b) I will try to access the network activity in real time but if I don’t have time for it, I will record data and create the environment from there.</text:span></text:p>
      <text:p text:style-name="P8"><text:span text:style-name="T1"/></text:p>
      <text:p text:style-name="P26"><text:span text:style-name="T1">c) The environment will be mapped as a vector field with minima and maxima. The organisms will travel naturally towards the wells following the lower energy state rule.</text:span></text:p>
      <text:p text:style-name="P27"><text:span text:style-name="T1"/></text:p>
      <text:p text:style-name="P28"><text:span text:style-name="T1"/></text:p>
      <text:p text:style-name="P28"><text:span text:style-name="T1">6. UML</text:span></text:p>
      <text:p text:style-name="P27"><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04</meta:generator>
    <meta:initial-creator>Sam Bourgault</meta:initial-creator>
  </office:meta>
</office:document-meta>
</file>